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ymbol" svg:font-family="Symbol" style:font-family-generic="system" style:font-pitch="variable" svg:panose-1="5 5 1 2 1 7 6 2 5 7"/>
    <style:font-face style:name="Courier New" svg:font-family="Courier New" style:font-family-generic="modern" style:font-pitch="fixed" svg:panose-1="2 7 3 9 2 2 5 2 4 4"/>
    <style:font-face style:name="Bookshelf Symbol 7" style:font-charset="x-symbol" svg:font-family="Bookshelf Symbol 7" style:font-family-generic="system" style:font-pitch="variable" svg:panose-1="5 1 1 1 1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Bookshelf Symbol 7"/>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Bookshelf Symbol 7"/>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Bookshelf Symbol 7"/>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0pt" style:font-size-asian="10pt" style:font-size-complex="10pt"/>
    </style:style>
    <style:style style:name="P2" style:parent-style-name="Normal" style:family="paragraph">
      <style:text-properties fo:font-size="10pt" style:font-size-asian="10pt" style:font-size-complex="10pt"/>
    </style:style>
    <style:style style:name="TableColumn4" style:family="table-column">
      <style:table-column-properties style:column-width="0.8291in"/>
    </style:style>
    <style:style style:name="TableColumn5" style:family="table-column">
      <style:table-column-properties style:column-width="0.559in"/>
    </style:style>
    <style:style style:name="TableColumn6" style:family="table-column">
      <style:table-column-properties style:column-width="0.4395in"/>
    </style:style>
    <style:style style:name="TableColumn7" style:family="table-column">
      <style:table-column-properties style:column-width="0.7826in"/>
    </style:style>
    <style:style style:name="TableColumn8" style:family="table-column">
      <style:table-column-properties style:column-width="0.8291in"/>
    </style:style>
    <style:style style:name="TableColumn9" style:family="table-column">
      <style:table-column-properties style:column-width="0.7902in"/>
    </style:style>
    <style:style style:name="Table3" style:family="table">
      <style:table-properties style:width="4.2298in" fo:margin-left="0in" table:align="center"/>
    </style:style>
    <style:style style:name="TableRow10" style:family="table-row">
      <style:table-row-properties style:min-row-height="0.177in"/>
    </style:style>
    <style:style style:name="TableCell11" style:family="table-cell">
      <style:table-cell-properties fo:border="0.0069in solid #000000" fo:padding-top="0in" fo:padding-left="0.075in" fo:padding-bottom="0in" fo:padding-right="0.075in"/>
    </style:style>
    <style:style style:name="P12" style:parent-style-name="Normal" style:family="paragraph">
      <style:text-properties style:font-name-asian="Times New Roman" fo:font-size="10pt" style:font-size-asian="10pt" style:font-size-complex="10pt"/>
    </style:style>
    <style:style style:name="TableCell13" style:family="table-cell">
      <style:table-cell-properties fo:border="0.0069in solid #000000" fo:padding-top="0in" fo:padding-left="0.075in" fo:padding-bottom="0in" fo:padding-right="0.075in"/>
    </style:style>
    <style:style style:name="P14" style:parent-style-name="Normal" style:family="paragraph">
      <style:text-properties style:font-name-asian="Times New Roman" fo:font-size="10pt" style:font-size-asian="10pt" style:font-size-complex="10pt"/>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text-properties style:font-name-asian="Times New Roman" fo:font-size="10pt" style:font-size-asian="10pt" style:font-size-complex="10pt"/>
    </style:style>
    <style:style style:name="TableCell17" style:family="table-cell">
      <style:table-cell-properties fo:border="0.0069in solid #000000" fo:padding-top="0in" fo:padding-left="0.075in" fo:padding-bottom="0in" fo:padding-right="0.075in"/>
    </style:style>
    <style:style style:name="P18" style:parent-style-name="Normal" style:family="paragraph">
      <style:text-properties style:font-name-asian="Times New Roman" fo:font-size="10pt" style:font-size-asian="10pt" style:font-size-complex="10pt"/>
    </style:style>
    <style:style style:name="TableCell19" style:family="table-cell">
      <style:table-cell-properties fo:border="0.0069in solid #000000" fo:padding-top="0in" fo:padding-left="0.075in" fo:padding-bottom="0in" fo:padding-right="0.075in"/>
    </style:style>
    <style:style style:name="P20" style:parent-style-name="Normal" style:family="paragraph">
      <style:text-properties style:font-name-asian="Times New Roman" fo:font-size="10pt" style:font-size-asian="10pt" style:font-size-complex="10pt"/>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text-properties style:font-name-asian="Times New Roman" fo:font-size="10pt" style:font-size-asian="10pt" style:font-size-complex="10pt"/>
    </style:style>
    <style:style style:name="TableRow23" style:family="table-row">
      <style:table-row-properties style:min-row-height="0.177in"/>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text-properties style:font-name-asian="Times New Roman" fo:font-size="10pt" style:font-size-asian="10pt" style:font-size-complex="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end"/>
      <style:text-properties style:font-name-asian="Times New Roman" fo:font-size="10pt" style:font-size-asian="10pt" style:font-size-complex="10pt"/>
    </style:style>
    <style:style style:name="TableCell28" style:family="table-cell">
      <style:table-cell-properties fo:border="0.0069in solid #000000" fo:background-color="#B8CCE4" fo:padding-top="0in" fo:padding-left="0.075in" fo:padding-bottom="0in" fo:padding-right="0.075in"/>
    </style:style>
    <style:style style:name="P29" style:parent-style-name="Normal" style:family="paragraph">
      <style:paragraph-properties fo:text-align="end"/>
      <style:text-properties style:font-name-asian="Times New Roman" fo:font-size="10pt" style:font-size-asian="10pt" style:font-size-complex="10pt"/>
    </style:style>
    <style:style style:name="TableCell30" style:family="table-cell">
      <style:table-cell-properties fo:border="0.0069in solid #000000" fo:background-color="#B8CCE4" fo:padding-top="0in" fo:padding-left="0.075in" fo:padding-bottom="0in" fo:padding-right="0.075in"/>
    </style:style>
    <style:style style:name="P31" style:parent-style-name="Normal" style:family="paragraph">
      <style:paragraph-properties fo:text-align="end"/>
      <style:text-properties style:font-name-asian="Times New Roman" fo:font-size="10pt" style:font-size-asian="10pt" style:font-size-complex="10pt"/>
    </style:style>
    <style:style style:name="TableCell32" style:family="table-cell">
      <style:table-cell-properties fo:border="0.0069in solid #000000" fo:background-color="#B8CCE4" fo:padding-top="0in" fo:padding-left="0.075in" fo:padding-bottom="0in" fo:padding-right="0.075in"/>
    </style:style>
    <style:style style:name="P33" style:parent-style-name="Normal" style:family="paragraph">
      <style:paragraph-properties fo:text-align="end"/>
      <style:text-properties style:font-name-asian="Times New Roman" fo:font-size="10pt" style:font-size-asian="10pt" style:font-size-complex="10pt"/>
    </style:style>
    <style:style style:name="TableCell34" style:family="table-cell">
      <style:table-cell-properties fo:border="0.0069in solid #000000" fo:background-color="#B8CCE4" fo:padding-top="0in" fo:padding-left="0.075in" fo:padding-bottom="0in" fo:padding-right="0.075in"/>
    </style:style>
    <style:style style:name="P35" style:parent-style-name="Normal" style:family="paragraph">
      <style:paragraph-properties fo:text-align="end"/>
      <style:text-properties style:font-name-asian="Times New Roman" fo:font-size="10pt" style:font-size-asian="10pt" style:font-size-complex="10pt"/>
    </style:style>
    <style:style style:name="TableRow36" style:family="table-row">
      <style:table-row-properties style:min-row-height="0.177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text-properties style:font-name-asian="Times New Roman" fo:font-size="10pt" style:font-size-asian="10pt" style:font-size-complex="10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end"/>
      <style:text-properties style:font-name-asian="Times New Roman" fo:font-size="10pt" style:font-size-asian="10pt" style:font-size-complex="10pt"/>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end"/>
      <style:text-properties style:font-name-asian="Times New Roman" fo:font-size="10pt" style:font-size-asian="10pt" style:font-size-complex="10pt"/>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text-align="end"/>
      <style:text-properties style:font-name-asian="Times New Roman" fo:font-size="10pt" style:font-size-asian="10pt" style:font-size-complex="10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end"/>
      <style:text-properties style:font-name-asian="Times New Roman" fo:font-size="10pt" style:font-size-asian="10pt" style:font-size-complex="10pt"/>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text-align="end"/>
      <style:text-properties style:font-name-asian="Times New Roman" fo:font-size="10pt" style:font-size-asian="10pt" style:font-size-complex="10pt"/>
    </style:style>
    <style:style style:name="TableRow49" style:family="table-row">
      <style:table-row-properties style:min-row-height="0.177in"/>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font-name-asian="Times New Roman" fo:font-size="10pt" style:font-size-asian="10pt" style:font-size-complex="10pt"/>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text-align="end"/>
      <style:text-properties style:font-name-asian="Times New Roman" fo:font-size="10pt" style:font-size-asian="10pt" style:font-size-complex="10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text-align="end"/>
      <style:text-properties style:font-name-asian="Times New Roman" fo:font-size="10pt" style:font-size-asian="10pt" style:font-size-complex="10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end"/>
      <style:text-properties style:font-name-asian="Times New Roman" fo:font-size="10pt" style:font-size-asian="10pt" style:font-size-complex="10pt"/>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text-align="end"/>
      <style:text-properties style:font-name-asian="Times New Roman" fo:font-size="10pt" style:font-size-asian="10pt" style:font-size-complex="10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text-align="end"/>
      <style:text-properties style:font-name-asian="Times New Roman" fo:font-size="10pt" style:font-size-asian="10pt" style:font-size-complex="10pt"/>
    </style:style>
    <style:style style:name="TableRow62" style:family="table-row">
      <style:table-row-properties style:min-row-height="0.177in"/>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style:font-name-asian="Times New Roman" fo:font-size="10pt" style:font-size-asian="10pt" style:font-size-complex="10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text-align="end"/>
      <style:text-properties style:font-name-asian="Times New Roman" fo:font-size="10pt" style:font-size-asian="10pt" style:font-size-complex="10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text-align="end"/>
      <style:text-properties style:font-name-asian="Times New Roman" fo:font-size="10pt" style:font-size-asian="10pt" style:font-size-complex="10pt"/>
    </style:style>
    <style:style style:name="TableCell69" style:family="table-cell">
      <style:table-cell-properties fo:border="0.0069in solid #000000" fo:background-color="#C2D69B" fo:padding-top="0in" fo:padding-left="0.075in" fo:padding-bottom="0in" fo:padding-right="0.075in"/>
    </style:style>
    <style:style style:name="P70" style:parent-style-name="Normal" style:family="paragraph">
      <style:paragraph-properties fo:text-align="end"/>
      <style:text-properties style:font-name-asian="Times New Roman" fo:font-size="10pt" style:font-size-asian="10pt" style:font-size-complex="10pt"/>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text-align="end"/>
      <style:text-properties style:font-name-asian="Times New Roman" fo:font-size="10pt" style:font-size-asian="10pt" style:font-size-complex="10pt"/>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text-align="end"/>
      <style:text-properties style:font-name-asian="Times New Roman" fo:font-size="10pt" style:font-size-asian="10pt" style:font-size-complex="10pt"/>
    </style:style>
    <style:style style:name="TableRow75" style:family="table-row">
      <style:table-row-properties style:min-row-height="0.177in"/>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text-properties style:font-name-asian="Times New Roman" fo:font-size="10pt" style:font-size-asian="10pt" style:font-size-complex="10pt"/>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text-align="end"/>
      <style:text-properties style:font-name-asian="Times New Roman" fo:font-size="10pt" style:font-size-asian="10pt" style:font-size-complex="10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text-align="end"/>
      <style:text-properties style:font-name-asian="Times New Roman" fo:font-size="10pt" style:font-size-asian="10pt" style:font-size-complex="10pt"/>
    </style:style>
    <style:style style:name="TableCell82" style:family="table-cell">
      <style:table-cell-properties fo:border="0.0069in solid #000000" fo:background-color="#C2D69B" fo:padding-top="0in" fo:padding-left="0.075in" fo:padding-bottom="0in" fo:padding-right="0.075in"/>
    </style:style>
    <style:style style:name="P83" style:parent-style-name="Normal" style:family="paragraph">
      <style:paragraph-properties fo:text-align="end"/>
      <style:text-properties style:font-name-asian="Times New Roman" fo:font-size="10pt" style:font-size-asian="10pt" style:font-size-complex="10pt"/>
    </style:style>
    <style:style style:name="TableCell84" style:family="table-cell">
      <style:table-cell-properties fo:border="0.0069in solid #000000" fo:background-color="#FBD4B4" fo:padding-top="0in" fo:padding-left="0.075in" fo:padding-bottom="0in" fo:padding-right="0.075in"/>
    </style:style>
    <style:style style:name="P85" style:parent-style-name="Normal" style:family="paragraph">
      <style:paragraph-properties fo:text-align="end"/>
      <style:text-properties style:font-name-asian="Times New Roman" fo:font-size="10pt" style:font-size-asian="10pt" style:font-size-complex="10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text-align="end"/>
      <style:text-properties style:font-name-asian="Times New Roman" fo:font-size="10pt" style:font-size-asian="10pt" style:font-size-complex="10pt"/>
    </style:style>
    <style:style style:name="P88" style:parent-style-name="Normal" style:family="paragraph">
      <style:paragraph-properties fo:text-align="justify" fo:margin-top="0.1666in"/>
      <style:text-properties fo:font-size="10pt" style:font-size-asian="10pt" style:font-size-complex="10pt"/>
    </style:style>
    <style:style style:name="P89" style:parent-style-name="Normal" style:family="paragraph">
      <style:paragraph-properties fo:text-align="justify" fo:margin-top="0.1666in"/>
      <style:text-properties fo:font-size="10pt" style:font-size-asian="10pt" style:font-size-complex="10pt"/>
    </style:style>
    <style:style style:name="P90" style:parent-style-name="Normal" style:family="paragraph">
      <style:paragraph-properties fo:text-align="justify"/>
      <style:text-properties fo:font-size="10pt" style:font-size-asian="10pt" style:font-size-complex="10pt"/>
    </style:style>
    <style:style style:name="P91" style:parent-style-name="Normal" style:family="paragraph">
      <style:text-properties fo:font-size="10pt" style:font-size-asian="10pt" style:font-size-complex="10pt"/>
    </style:style>
    <style:style style:name="P92" style:parent-style-name="Normal" style:family="paragraph">
      <style:paragraph-properties fo:text-align="center"/>
      <style:text-properties fo:font-weight="bold" style:font-weight-asian="bold" fo:font-size="10pt" style:font-size-asian="10pt" style:font-size-complex="10pt"/>
    </style:style>
    <style:style style:name="P93" style:parent-style-name="Normal" style:family="paragraph">
      <style:text-properties fo:font-size="10pt" style:font-size-asian="10pt" style:font-size-complex="10pt"/>
    </style:style>
    <style:style style:name="TableColumn95" style:family="table-column">
      <style:table-column-properties style:column-width="1.118in"/>
    </style:style>
    <style:style style:name="TableColumn96" style:family="table-column">
      <style:table-column-properties style:column-width="0.9569in"/>
    </style:style>
    <style:style style:name="TableColumn97" style:family="table-column">
      <style:table-column-properties style:column-width="0.9569in"/>
    </style:style>
    <style:style style:name="TableColumn98" style:family="table-column">
      <style:table-column-properties style:column-width="1.0611in"/>
    </style:style>
    <style:style style:name="TableColumn99" style:family="table-column">
      <style:table-column-properties style:column-width="1.0611in"/>
    </style:style>
    <style:style style:name="Table94" style:family="table">
      <style:table-properties style:width="5.1541in" fo:margin-left="0in" table:align="center"/>
    </style:style>
    <style:style style:name="TableRow100" style:family="table-row">
      <style:table-row-properties/>
    </style:style>
    <style:style style:name="TableCell101" style:family="table-cell">
      <style:table-cell-properties fo:border="0.0069in solid #000000" style:vertical-align="middle" fo:padding-top="0in" fo:padding-left="0.075in" fo:padding-bottom="0in" fo:padding-right="0.075in"/>
    </style:style>
    <style:style style:name="P102" style:parent-style-name="Normal" style:family="paragraph">
      <style:paragraph-properties fo:text-align="center" fo:margin-bottom="0.1041in"/>
      <style:text-properties style:font-name-asian="Times New Roman" fo:font-weight="bold" style:font-weight-asian="bold" style:font-weight-complex="bold" fo:color="#000000" fo:font-size="10pt" style:font-size-asian="10pt" style:font-size-complex="10pt"/>
    </style:style>
    <style:style style:name="TableCell103" style:family="table-cell">
      <style:table-cell-properties fo:border="0.0069in solid #000000" style:vertical-align="middle" fo:padding-top="0in" fo:padding-left="0.075in" fo:padding-bottom="0in" fo:padding-right="0.075in"/>
    </style:style>
    <style:style style:name="P104" style:parent-style-name="Normal" style:family="paragraph">
      <style:paragraph-properties fo:text-align="center" fo:margin-bottom="0.1041in"/>
      <style:text-properties style:font-name-asian="Times New Roman" fo:font-weight="bold" style:font-weight-asian="bold" style:font-weight-complex="bold" fo:color="#000000" fo:font-size="10pt" style:font-size-asian="10pt" style:font-size-complex="10pt"/>
    </style:style>
    <style:style style:name="TableCell105" style:family="table-cell">
      <style:table-cell-properties fo:border="0.0069in solid #000000" style:vertical-align="middle" fo:padding-top="0in" fo:padding-left="0.075in" fo:padding-bottom="0in" fo:padding-right="0.075in"/>
    </style:style>
    <style:style style:name="P106" style:parent-style-name="Normal" style:family="paragraph">
      <style:paragraph-properties fo:text-align="center" fo:margin-bottom="0.1041in"/>
      <style:text-properties style:font-name-asian="Times New Roman" fo:font-weight="bold" style:font-weight-asian="bold" style:font-weight-complex="bold" fo:color="#000000" fo:font-size="10pt" style:font-size-asian="10pt" style:font-size-complex="10pt"/>
    </style:style>
    <style:style style:name="TableCell107" style:family="table-cell">
      <style:table-cell-properties fo:border="0.0069in solid #000000" style:vertical-align="middle" fo:padding-top="0in" fo:padding-left="0.075in" fo:padding-bottom="0in" fo:padding-right="0.075in"/>
    </style:style>
    <style:style style:name="P108" style:parent-style-name="Normal" style:family="paragraph">
      <style:paragraph-properties fo:text-align="center" fo:margin-bottom="0.1041in"/>
      <style:text-properties style:font-name-asian="Times New Roman" fo:font-weight="bold" style:font-weight-asian="bold" style:font-weight-complex="bold" fo:color="#000000" fo:font-size="10pt" style:font-size-asian="10pt" style:font-size-complex="10pt"/>
    </style:style>
    <style:style style:name="TableCell109" style:family="table-cell">
      <style:table-cell-properties fo:border="0.0069in solid #000000" style:vertical-align="middle" fo:padding-top="0in" fo:padding-left="0.075in" fo:padding-bottom="0in" fo:padding-right="0.075in"/>
    </style:style>
    <style:style style:name="P110" style:parent-style-name="Normal" style:family="paragraph">
      <style:paragraph-properties fo:text-align="center" fo:margin-bottom="0.1041in"/>
      <style:text-properties style:font-name-asian="Times New Roman" fo:font-weight="bold" style:font-weight-asian="bold" style:font-weight-complex="bold" fo:color="#000000" fo:font-size="10pt" style:font-size-asian="10pt" style:font-size-complex="10pt"/>
    </style:style>
    <style:style style:name="TableRow111" style:family="table-row">
      <style:table-row-properties/>
    </style:style>
    <style:style style:name="TableCell112" style:family="table-cell">
      <style:table-cell-properties fo:border="0.0069in solid #000000" style:vertical-align="middle" fo:padding-top="0in" fo:padding-left="0.075in" fo:padding-bottom="0in" fo:padding-right="0.075in"/>
    </style:style>
    <style:style style:name="P113" style:parent-style-name="Normal" style:family="paragraph">
      <style:paragraph-properties fo:text-align="center" fo:margin-bottom="0.1041in"/>
      <style:text-properties style:font-name-asian="Times New Roman" fo:color="#000000" fo:font-size="10pt" style:font-size-asian="10pt" style:font-size-complex="10pt"/>
    </style:style>
    <style:style style:name="P114"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15" style:family="table-cell">
      <style:table-cell-properties fo:border="0.0069in solid #000000" style:vertical-align="middle" fo:padding-top="0in" fo:padding-left="0.075in" fo:padding-bottom="0in" fo:padding-right="0.075in"/>
    </style:style>
    <style:style style:name="P116" style:parent-style-name="Normal" style:family="paragraph">
      <style:paragraph-properties fo:text-align="center" fo:margin-bottom="0.1041in"/>
    </style:style>
    <style:style style:name="T117" style:parent-style-name="Fuentedepárrafopredeter." style:family="text">
      <style:text-properties style:font-name-asian="Times New Roman" fo:color="#000000" fo:font-size="10pt" style:font-size-asian="10pt" style:font-size-complex="10pt"/>
    </style:style>
    <style:style style:name="T118" style:parent-style-name="Fuentedepárrafopredeter." style:family="text">
      <style:text-properties style:font-name-asian="Times New Roman" fo:color="#000000" style:text-position="super 65%" fo:font-size="10pt" style:font-size-asian="10pt" style:font-size-complex="10pt"/>
    </style:style>
    <style:style style:name="TableCell119" style:family="table-cell">
      <style:table-cell-properties fo:border="0.0069in solid #000000" style:vertical-align="middle" fo:padding-top="0in" fo:padding-left="0.075in" fo:padding-bottom="0in" fo:padding-right="0.075in"/>
    </style:style>
    <style:style style:name="P120" style:parent-style-name="Normal" style:family="paragraph">
      <style:paragraph-properties fo:text-align="center" fo:margin-bottom="0.1041in"/>
    </style:style>
    <style:style style:name="T121" style:parent-style-name="Fuentedepárrafopredeter." style:family="text">
      <style:text-properties style:font-name-asian="Times New Roman" fo:color="#000000" fo:font-size="10pt" style:font-size-asian="10pt" style:font-size-complex="10pt"/>
    </style:style>
    <style:style style:name="T122" style:parent-style-name="Fuentedepárrafopredeter." style:family="text">
      <style:text-properties style:font-name-asian="Times New Roman" fo:color="#000000" style:text-position="super 65%" fo:font-size="10pt" style:font-size-asian="10pt" style:font-size-complex="10pt"/>
    </style:style>
    <style:style style:name="TableCell123" style:family="table-cell">
      <style:table-cell-properties fo:border="0.0069in solid #000000" style:vertical-align="middle" fo:padding-top="0in" fo:padding-left="0.075in" fo:padding-bottom="0in" fo:padding-right="0.075in"/>
    </style:style>
    <style:style style:name="P124" style:parent-style-name="Normal" style:family="paragraph">
      <style:paragraph-properties fo:text-align="center" fo:margin-bottom="0.1041in"/>
    </style:style>
    <style:style style:name="T125" style:parent-style-name="Fuentedepárrafopredeter." style:family="text">
      <style:text-properties style:font-name-asian="Times New Roman" fo:color="#000000" fo:font-size="10pt" style:font-size-asian="10pt" style:font-size-complex="10pt"/>
    </style:style>
    <style:style style:name="T126" style:parent-style-name="Fuentedepárrafopredeter." style:family="text">
      <style:text-properties style:font-name-asian="Times New Roman" fo:color="#000000" style:text-position="super 65%" fo:font-size="10pt" style:font-size-asian="10pt" style:font-size-complex="10pt"/>
    </style:style>
    <style:style style:name="TableCell127" style:family="table-cell">
      <style:table-cell-properties fo:border="0.0069in solid #000000" style:vertical-align="middle" fo:padding-top="0in" fo:padding-left="0.075in" fo:padding-bottom="0in" fo:padding-right="0.075in"/>
    </style:style>
    <style:style style:name="P128" style:parent-style-name="Normal" style:family="paragraph">
      <style:paragraph-properties fo:text-align="center" fo:margin-bottom="0.1041in"/>
    </style:style>
    <style:style style:name="T129" style:parent-style-name="Fuentedepárrafopredeter." style:family="text">
      <style:text-properties style:font-name-asian="Times New Roman" fo:color="#000000" fo:font-size="10pt" style:font-size-asian="10pt" style:font-size-complex="10pt"/>
    </style:style>
    <style:style style:name="T130" style:parent-style-name="Fuentedepárrafopredeter." style:family="text">
      <style:text-properties style:font-name-asian="Times New Roman" fo:color="#000000" style:text-position="super 65%" fo:font-size="10pt" style:font-size-asian="10pt" style:font-size-complex="10pt"/>
    </style:style>
    <style:style style:name="TableRow131" style:family="table-row">
      <style:table-row-properties/>
    </style:style>
    <style:style style:name="P132"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33" style:family="table-cell">
      <style:table-cell-properties fo:border="0.0069in solid #000000" style:vertical-align="middle" fo:padding-top="0in" fo:padding-left="0.075in" fo:padding-bottom="0in" fo:padding-right="0.075in"/>
    </style:style>
    <style:style style:name="P134"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35" style:family="table-cell">
      <style:table-cell-properties fo:border="0.0069in solid #000000" style:vertical-align="middle" fo:padding-top="0in" fo:padding-left="0.075in" fo:padding-bottom="0in" fo:padding-right="0.075in"/>
    </style:style>
    <style:style style:name="P136"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37" style:family="table-cell">
      <style:table-cell-properties fo:border="0.0069in solid #000000" style:vertical-align="middle" fo:padding-top="0in" fo:padding-left="0.075in" fo:padding-bottom="0in" fo:padding-right="0.075in"/>
    </style:style>
    <style:style style:name="P138"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39" style:family="table-cell">
      <style:table-cell-properties fo:border="0.0069in solid #000000" style:vertical-align="middle" fo:padding-top="0in" fo:padding-left="0.075in" fo:padding-bottom="0in" fo:padding-right="0.075in"/>
    </style:style>
    <style:style style:name="P140"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141" style:family="table-row">
      <style:table-row-properties/>
    </style:style>
    <style:style style:name="TableCell142" style:family="table-cell">
      <style:table-cell-properties fo:border="0.0069in solid #000000" style:vertical-align="middle" fo:padding-top="0in" fo:padding-left="0.075in" fo:padding-bottom="0in" fo:padding-right="0.075in"/>
    </style:style>
    <style:style style:name="P143" style:parent-style-name="Normal" style:family="paragraph">
      <style:paragraph-properties fo:text-align="center" fo:margin-bottom="0.1041in"/>
      <style:text-properties style:font-name-asian="Times New Roman" fo:color="#000000" fo:font-size="10pt" style:font-size-asian="10pt" style:font-size-complex="10pt"/>
    </style:style>
    <style:style style:name="P144"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45" style:family="table-cell">
      <style:table-cell-properties fo:border="0.0069in solid #000000" style:vertical-align="middle" fo:padding-top="0in" fo:padding-left="0.075in" fo:padding-bottom="0in" fo:padding-right="0.075in"/>
    </style:style>
    <style:style style:name="P146" style:parent-style-name="Normal" style:family="paragraph">
      <style:paragraph-properties fo:text-align="center" fo:margin-bottom="0.1041in"/>
    </style:style>
    <style:style style:name="T147" style:parent-style-name="Fuentedepárrafopredeter." style:family="text">
      <style:text-properties style:font-name-asian="Times New Roman" fo:color="#000000" fo:font-size="10pt" style:font-size-asian="10pt" style:font-size-complex="10pt"/>
    </style:style>
    <style:style style:name="T148" style:parent-style-name="Fuentedepárrafopredeter." style:family="text">
      <style:text-properties style:font-name-asian="Times New Roman" fo:color="#000000" style:text-position="super 65%" fo:font-size="10pt" style:font-size-asian="10pt" style:font-size-complex="10pt"/>
    </style:style>
    <style:style style:name="TableCell149" style:family="table-cell">
      <style:table-cell-properties fo:border="0.0069in solid #000000" style:vertical-align="middle" fo:padding-top="0in" fo:padding-left="0.075in" fo:padding-bottom="0in" fo:padding-right="0.075in"/>
    </style:style>
    <style:style style:name="P150" style:parent-style-name="Normal" style:family="paragraph">
      <style:paragraph-properties fo:text-align="center" fo:margin-bottom="0.1041in"/>
    </style:style>
    <style:style style:name="T151" style:parent-style-name="Fuentedepárrafopredeter." style:family="text">
      <style:text-properties style:font-name-asian="Times New Roman" fo:color="#000000" fo:font-size="10pt" style:font-size-asian="10pt" style:font-size-complex="10pt"/>
    </style:style>
    <style:style style:name="T152" style:parent-style-name="Fuentedepárrafopredeter." style:family="text">
      <style:text-properties style:font-name-asian="Times New Roman" fo:color="#000000" style:text-position="super 65%" fo:font-size="10pt" style:font-size-asian="10pt" style:font-size-complex="10pt"/>
    </style:style>
    <style:style style:name="TableCell153" style:family="table-cell">
      <style:table-cell-properties fo:border="0.0069in solid #000000" style:vertical-align="middle" fo:padding-top="0in" fo:padding-left="0.075in" fo:padding-bottom="0in" fo:padding-right="0.075in"/>
    </style:style>
    <style:style style:name="P154" style:parent-style-name="Normal" style:family="paragraph">
      <style:paragraph-properties fo:text-align="center" fo:margin-bottom="0.1041in"/>
    </style:style>
    <style:style style:name="T155" style:parent-style-name="Fuentedepárrafopredeter." style:family="text">
      <style:text-properties style:font-name-asian="Times New Roman" fo:color="#000000" fo:font-size="10pt" style:font-size-asian="10pt" style:font-size-complex="10pt"/>
    </style:style>
    <style:style style:name="T156" style:parent-style-name="Fuentedepárrafopredeter." style:family="text">
      <style:text-properties style:font-name-asian="Times New Roman" fo:color="#000000" style:text-position="super 65%" fo:font-size="10pt" style:font-size-asian="10pt" style:font-size-complex="10pt"/>
    </style:style>
    <style:style style:name="TableCell157" style:family="table-cell">
      <style:table-cell-properties fo:border="0.0069in solid #000000" style:vertical-align="middle" fo:padding-top="0in" fo:padding-left="0.075in" fo:padding-bottom="0in" fo:padding-right="0.075in"/>
    </style:style>
    <style:style style:name="P158" style:parent-style-name="Normal" style:family="paragraph">
      <style:paragraph-properties fo:text-align="center" fo:margin-bottom="0.1041in"/>
    </style:style>
    <style:style style:name="T159" style:parent-style-name="Fuentedepárrafopredeter." style:family="text">
      <style:text-properties style:font-name-asian="Times New Roman" fo:color="#000000" fo:font-size="10pt" style:font-size-asian="10pt" style:font-size-complex="10pt"/>
    </style:style>
    <style:style style:name="T160" style:parent-style-name="Fuentedepárrafopredeter." style:family="text">
      <style:text-properties style:font-name-asian="Times New Roman" fo:color="#000000" fo:font-size="10pt" style:font-size-asian="10pt" style:font-size-complex="10pt"/>
    </style:style>
    <style:style style:name="T161" style:parent-style-name="Fuentedepárrafopredeter." style:family="text">
      <style:text-properties style:font-name-asian="Times New Roman" fo:color="#000000" style:text-position="super 65%" fo:font-size="10pt" style:font-size-asian="10pt" style:font-size-complex="10pt"/>
    </style:style>
    <style:style style:name="TableRow162" style:family="table-row">
      <style:table-row-properties/>
    </style:style>
    <style:style style:name="P16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64" style:family="table-cell">
      <style:table-cell-properties fo:border="0.0069in solid #000000" style:vertical-align="middle" fo:padding-top="0in" fo:padding-left="0.075in" fo:padding-bottom="0in" fo:padding-right="0.075in"/>
    </style:style>
    <style:style style:name="P16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66" style:family="table-cell">
      <style:table-cell-properties fo:border="0.0069in solid #000000" style:vertical-align="middle" fo:padding-top="0in" fo:padding-left="0.075in" fo:padding-bottom="0in" fo:padding-right="0.075in"/>
    </style:style>
    <style:style style:name="P16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68" style:family="table-cell">
      <style:table-cell-properties fo:border="0.0069in solid #000000" style:vertical-align="middle" fo:padding-top="0in" fo:padding-left="0.075in" fo:padding-bottom="0in" fo:padding-right="0.075in"/>
    </style:style>
    <style:style style:name="P169"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70" style:family="table-cell">
      <style:table-cell-properties fo:border="0.0069in solid #000000" style:vertical-align="middle" fo:padding-top="0in" fo:padding-left="0.075in" fo:padding-bottom="0in" fo:padding-right="0.075in"/>
    </style:style>
    <style:style style:name="P17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172" style:family="table-row">
      <style:table-row-properties/>
    </style:style>
    <style:style style:name="TableCell173" style:family="table-cell">
      <style:table-cell-properties fo:border="0.0069in solid #000000" style:vertical-align="middle" fo:padding-top="0in" fo:padding-left="0.075in" fo:padding-bottom="0in" fo:padding-right="0.075in"/>
    </style:style>
    <style:style style:name="P174" style:parent-style-name="Normal" style:family="paragraph">
      <style:paragraph-properties fo:text-align="center" fo:margin-bottom="0.1041in"/>
      <style:text-properties style:font-name-asian="Times New Roman" fo:color="#000000" fo:font-size="10pt" style:font-size-asian="10pt" style:font-size-complex="10pt"/>
    </style:style>
    <style:style style:name="P17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76" style:family="table-cell">
      <style:table-cell-properties fo:border="0.0069in solid #000000" style:vertical-align="middle" fo:padding-top="0in" fo:padding-left="0.075in" fo:padding-bottom="0in" fo:padding-right="0.075in"/>
    </style:style>
    <style:style style:name="P17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78" style:family="table-cell">
      <style:table-cell-properties fo:border="0.0069in solid #000000" style:vertical-align="middle" fo:padding-top="0in" fo:padding-left="0.075in" fo:padding-bottom="0in" fo:padding-right="0.075in"/>
    </style:style>
    <style:style style:name="P179" style:parent-style-name="Normal" style:family="paragraph">
      <style:paragraph-properties fo:text-align="center" fo:margin-bottom="0.1041in"/>
    </style:style>
    <style:style style:name="T180" style:parent-style-name="Fuentedepárrafopredeter." style:family="text">
      <style:text-properties style:font-name-asian="Times New Roman" fo:color="#000000" fo:font-size="10pt" style:font-size-asian="10pt" style:font-size-complex="10pt"/>
    </style:style>
    <style:style style:name="T181" style:parent-style-name="Fuentedepárrafopredeter." style:family="text">
      <style:text-properties style:font-name-asian="Times New Roman" fo:color="#000000" style:text-position="super 65%" fo:font-size="10pt" style:font-size-asian="10pt" style:font-size-complex="10pt"/>
    </style:style>
    <style:style style:name="TableCell182" style:family="table-cell">
      <style:table-cell-properties fo:border="0.0069in solid #000000" style:vertical-align="middle" fo:padding-top="0in" fo:padding-left="0.075in" fo:padding-bottom="0in" fo:padding-right="0.075in"/>
    </style:style>
    <style:style style:name="P183" style:parent-style-name="Normal" style:family="paragraph">
      <style:paragraph-properties fo:text-align="center" fo:margin-bottom="0.1041in"/>
    </style:style>
    <style:style style:name="T184" style:parent-style-name="Fuentedepárrafopredeter." style:family="text">
      <style:text-properties style:font-name-asian="Times New Roman" fo:color="#000000" fo:font-size="10pt" style:font-size-asian="10pt" style:font-size-complex="10pt"/>
    </style:style>
    <style:style style:name="T185" style:parent-style-name="Fuentedepárrafopredeter." style:family="text">
      <style:text-properties style:font-name-asian="Times New Roman" fo:color="#000000" style:text-position="super 65%" fo:font-size="10pt" style:font-size-asian="10pt" style:font-size-complex="10pt"/>
    </style:style>
    <style:style style:name="TableCell186" style:family="table-cell">
      <style:table-cell-properties fo:border="0.0069in solid #000000" style:vertical-align="middle" fo:padding-top="0in" fo:padding-left="0.075in" fo:padding-bottom="0in" fo:padding-right="0.075in"/>
    </style:style>
    <style:style style:name="P187" style:parent-style-name="Normal" style:family="paragraph">
      <style:paragraph-properties fo:text-align="center" fo:margin-bottom="0.1041in"/>
    </style:style>
    <style:style style:name="T188" style:parent-style-name="Fuentedepárrafopredeter." style:family="text">
      <style:text-properties style:font-name-asian="Times New Roman" fo:color="#000000" fo:font-size="10pt" style:font-size-asian="10pt" style:font-size-complex="10pt"/>
    </style:style>
    <style:style style:name="T189" style:parent-style-name="Fuentedepárrafopredeter." style:family="text">
      <style:text-properties style:font-name-asian="Times New Roman" fo:color="#000000" style:text-position="super 65%" fo:font-size="10pt" style:font-size-asian="10pt" style:font-size-complex="10pt"/>
    </style:style>
    <style:style style:name="TableRow190" style:family="table-row">
      <style:table-row-properties/>
    </style:style>
    <style:style style:name="P19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92" style:family="table-cell">
      <style:table-cell-properties fo:border="0.0069in solid #000000" style:vertical-align="middle" fo:padding-top="0in" fo:padding-left="0.075in" fo:padding-bottom="0in" fo:padding-right="0.075in"/>
    </style:style>
    <style:style style:name="P19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94" style:family="table-cell">
      <style:table-cell-properties fo:border="0.0069in solid #000000" style:vertical-align="middle" fo:padding-top="0in" fo:padding-left="0.075in" fo:padding-bottom="0in" fo:padding-right="0.075in"/>
    </style:style>
    <style:style style:name="P19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198" style:family="table-cell">
      <style:table-cell-properties fo:border="0.0069in solid #000000" style:vertical-align="middle" fo:padding-top="0in" fo:padding-left="0.075in" fo:padding-bottom="0in" fo:padding-right="0.075in"/>
    </style:style>
    <style:style style:name="P199"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00" style:family="table-row">
      <style:table-row-properties/>
    </style:style>
    <style:style style:name="TableCell201" style:family="table-cell">
      <style:table-cell-properties fo:border="0.0069in solid #000000" style:vertical-align="middle" fo:padding-top="0in" fo:padding-left="0.075in" fo:padding-bottom="0in" fo:padding-right="0.075in"/>
    </style:style>
    <style:style style:name="P202" style:parent-style-name="Normal" style:family="paragraph">
      <style:paragraph-properties fo:text-align="center" fo:margin-bottom="0.1041in"/>
      <style:text-properties style:font-name-asian="Times New Roman" fo:color="#000000" fo:font-size="10pt" style:font-size-asian="10pt" style:font-size-complex="10pt"/>
    </style:style>
    <style:style style:name="P20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04" style:family="table-cell">
      <style:table-cell-properties fo:border="0.0069in solid #000000" style:vertical-align="middle" fo:padding-top="0in" fo:padding-left="0.075in" fo:padding-bottom="0in" fo:padding-right="0.075in"/>
    </style:style>
    <style:style style:name="P20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06" style:family="table-cell">
      <style:table-cell-properties fo:border="0.0069in solid #000000" style:vertical-align="middle" fo:padding-top="0in" fo:padding-left="0.075in" fo:padding-bottom="0in" fo:padding-right="0.075in"/>
    </style:style>
    <style:style style:name="P20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08" style:family="table-cell">
      <style:table-cell-properties fo:border="0.0069in solid #000000" style:vertical-align="middle" fo:padding-top="0in" fo:padding-left="0.075in" fo:padding-bottom="0in" fo:padding-right="0.075in"/>
    </style:style>
    <style:style style:name="P209" style:parent-style-name="Normal" style:family="paragraph">
      <style:paragraph-properties fo:text-align="center" fo:margin-bottom="0.1041in"/>
    </style:style>
    <style:style style:name="T210" style:parent-style-name="Fuentedepárrafopredeter." style:family="text">
      <style:text-properties style:font-name-asian="Times New Roman" fo:color="#000000" fo:font-size="10pt" style:font-size-asian="10pt" style:font-size-complex="10pt"/>
    </style:style>
    <style:style style:name="T211" style:parent-style-name="Fuentedepárrafopredeter." style:family="text">
      <style:text-properties style:font-name-asian="Times New Roman" fo:color="#000000" style:text-position="super 65%" fo:font-size="10pt" style:font-size-asian="10pt" style:font-size-complex="10pt"/>
    </style:style>
    <style:style style:name="TableCell212" style:family="table-cell">
      <style:table-cell-properties fo:border="0.0069in solid #000000" style:vertical-align="middle" fo:padding-top="0in" fo:padding-left="0.075in" fo:padding-bottom="0in" fo:padding-right="0.075in"/>
    </style:style>
    <style:style style:name="P213" style:parent-style-name="Normal" style:family="paragraph">
      <style:paragraph-properties fo:text-align="center" fo:margin-bottom="0.1041in"/>
    </style:style>
    <style:style style:name="T214" style:parent-style-name="Fuentedepárrafopredeter." style:family="text">
      <style:text-properties style:font-name-asian="Times New Roman" fo:color="#000000" fo:font-size="10pt" style:font-size-asian="10pt" style:font-size-complex="10pt"/>
    </style:style>
    <style:style style:name="T215" style:parent-style-name="Fuentedepárrafopredeter." style:family="text">
      <style:text-properties style:font-name-asian="Times New Roman" fo:color="#000000" style:text-position="super 65%" fo:font-size="10pt" style:font-size-asian="10pt" style:font-size-complex="10pt"/>
    </style:style>
    <style:style style:name="TableRow216" style:family="table-row">
      <style:table-row-properties/>
    </style:style>
    <style:style style:name="P21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18" style:family="table-cell">
      <style:table-cell-properties fo:border="0.0069in solid #000000" style:vertical-align="middle" fo:padding-top="0in" fo:padding-left="0.075in" fo:padding-bottom="0in" fo:padding-right="0.075in"/>
    </style:style>
    <style:style style:name="P219"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20" style:family="table-cell">
      <style:table-cell-properties fo:border="0.0069in solid #000000" style:vertical-align="middle" fo:padding-top="0in" fo:padding-left="0.075in" fo:padding-bottom="0in" fo:padding-right="0.075in"/>
    </style:style>
    <style:style style:name="P22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22" style:family="table-cell">
      <style:table-cell-properties fo:border="0.0069in solid #000000" style:vertical-align="middle" fo:padding-top="0in" fo:padding-left="0.075in" fo:padding-bottom="0in" fo:padding-right="0.075in"/>
    </style:style>
    <style:style style:name="P22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24" style:family="table-cell">
      <style:table-cell-properties fo:border="0.0069in solid #000000" style:vertical-align="middle" fo:padding-top="0in" fo:padding-left="0.075in" fo:padding-bottom="0in" fo:padding-right="0.075in"/>
    </style:style>
    <style:style style:name="P22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26" style:family="table-row">
      <style:table-row-properties/>
    </style:style>
    <style:style style:name="TableCell227" style:family="table-cell">
      <style:table-cell-properties fo:border="0.0069in solid #000000" style:vertical-align="middle" fo:padding-top="0in" fo:padding-left="0.075in" fo:padding-bottom="0in" fo:padding-right="0.075in"/>
    </style:style>
    <style:style style:name="P228" style:parent-style-name="Normal" style:family="paragraph">
      <style:paragraph-properties fo:text-align="center" fo:margin-bottom="0.1041in"/>
      <style:text-properties style:font-name-asian="Times New Roman" fo:color="#000000" fo:font-size="10pt" style:font-size-asian="10pt" style:font-size-complex="10pt"/>
    </style:style>
    <style:style style:name="P229"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30" style:family="table-cell">
      <style:table-cell-properties fo:border="0.0069in solid #000000" style:vertical-align="middle" fo:padding-top="0in" fo:padding-left="0.075in" fo:padding-bottom="0in" fo:padding-right="0.075in"/>
    </style:style>
    <style:style style:name="P23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32" style:family="table-cell">
      <style:table-cell-properties fo:border="0.0069in solid #000000" style:vertical-align="middle" fo:padding-top="0in" fo:padding-left="0.075in" fo:padding-bottom="0in" fo:padding-right="0.075in"/>
    </style:style>
    <style:style style:name="P23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34" style:family="table-cell">
      <style:table-cell-properties fo:border="0.0069in solid #000000" style:vertical-align="middle" fo:padding-top="0in" fo:padding-left="0.075in" fo:padding-bottom="0in" fo:padding-right="0.075in"/>
    </style:style>
    <style:style style:name="P23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36" style:family="table-cell">
      <style:table-cell-properties fo:border="0.0069in solid #000000" style:vertical-align="middle" fo:padding-top="0in" fo:padding-left="0.075in" fo:padding-bottom="0in" fo:padding-right="0.075in"/>
    </style:style>
    <style:style style:name="P237" style:parent-style-name="Normal" style:family="paragraph">
      <style:paragraph-properties fo:text-align="center" fo:margin-bottom="0.1041in"/>
    </style:style>
    <style:style style:name="T238" style:parent-style-name="Fuentedepárrafopredeter." style:family="text">
      <style:text-properties style:font-name-asian="Times New Roman" fo:color="#000000" fo:font-size="10pt" style:font-size-asian="10pt" style:font-size-complex="10pt"/>
    </style:style>
    <style:style style:name="T239" style:parent-style-name="Fuentedepárrafopredeter." style:family="text">
      <style:text-properties style:font-name-asian="Times New Roman" fo:color="#000000" fo:font-size="10pt" style:font-size-asian="10pt" style:font-size-complex="10pt"/>
    </style:style>
    <style:style style:name="T240" style:parent-style-name="Fuentedepárrafopredeter." style:family="text">
      <style:text-properties style:font-name-asian="Times New Roman" fo:color="#000000" fo:font-size="10pt" style:font-size-asian="10pt" style:font-size-complex="10pt"/>
    </style:style>
    <style:style style:name="T241" style:parent-style-name="Fuentedepárrafopredeter." style:family="text">
      <style:text-properties style:font-name-asian="Times New Roman" fo:color="#000000" style:text-position="super 65%" fo:font-size="10pt" style:font-size-asian="10pt" style:font-size-complex="10pt"/>
    </style:style>
    <style:style style:name="TableRow242" style:family="table-row">
      <style:table-row-properties/>
    </style:style>
    <style:style style:name="P24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44" style:family="table-cell">
      <style:table-cell-properties fo:border="0.0069in solid #000000" style:vertical-align="middle" fo:padding-top="0in" fo:padding-left="0.075in" fo:padding-bottom="0in" fo:padding-right="0.075in"/>
    </style:style>
    <style:style style:name="P24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46" style:family="table-cell">
      <style:table-cell-properties fo:border="0.0069in solid #000000" style:vertical-align="middle" fo:padding-top="0in" fo:padding-left="0.075in" fo:padding-bottom="0in" fo:padding-right="0.075in"/>
    </style:style>
    <style:style style:name="P24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48" style:family="table-cell">
      <style:table-cell-properties fo:border="0.0069in solid #000000" style:vertical-align="middle" fo:padding-top="0in" fo:padding-left="0.075in" fo:padding-bottom="0in" fo:padding-right="0.075in"/>
    </style:style>
    <style:style style:name="P249"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50" style:family="table-cell">
      <style:table-cell-properties fo:border="0.0069in solid #000000" style:vertical-align="middle" fo:padding-top="0in" fo:padding-left="0.075in" fo:padding-bottom="0in" fo:padding-right="0.075in"/>
    </style:style>
    <style:style style:name="P25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52" style:family="table-row">
      <style:table-row-properties/>
    </style:style>
    <style:style style:name="TableCell253" style:family="table-cell">
      <style:table-cell-properties fo:border="0.0069in solid #000000" style:vertical-align="middle" fo:padding-top="0in" fo:padding-left="0.075in" fo:padding-bottom="0in" fo:padding-right="0.075in"/>
    </style:style>
    <style:style style:name="P254" style:parent-style-name="Normal" style:family="paragraph">
      <style:paragraph-properties fo:text-align="center" fo:margin-bottom="0.1041in"/>
    </style:style>
    <style:style style:name="T255" style:parent-style-name="Fuentedepárrafopredeter." style:family="text">
      <style:text-properties style:font-name-asian="Times New Roman" fo:color="#000000" fo:font-size="10pt" style:font-size-asian="10pt" style:font-size-complex="10pt"/>
    </style:style>
    <style:style style:name="T256" style:parent-style-name="Fuentedepárrafopredeter." style:family="text">
      <style:text-properties style:font-name-asian="Times New Roman" fo:color="#000000" style:text-position="super 65%" fo:font-size="10pt" style:font-size-asian="10pt" style:font-size-complex="10pt"/>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63" style:family="table-cell">
      <style:table-cell-properties fo:border="0.0069in solid #000000" style:vertical-align="middle" fo:padding-top="0in" fo:padding-left="0.075in" fo:padding-bottom="0in" fo:padding-right="0.075in"/>
    </style:style>
    <style:style style:name="P264"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65" style:family="table-row">
      <style:table-row-properties/>
    </style:style>
    <style:style style:name="TableCell266" style:family="table-cell">
      <style:table-cell-properties fo:border="0.0069in solid #000000" style:vertical-align="middle" fo:padding-top="0in" fo:padding-left="0.075in" fo:padding-bottom="0in" fo:padding-right="0.075in"/>
    </style:style>
    <style:style style:name="P267" style:parent-style-name="Normal" style:family="paragraph">
      <style:paragraph-properties fo:text-align="center" fo:margin-bottom="0.1041in"/>
    </style:style>
    <style:style style:name="T268" style:parent-style-name="Fuentedepárrafopredeter." style:family="text">
      <style:text-properties style:font-name-asian="Times New Roman" fo:color="#000000" fo:font-size="10pt" style:font-size-asian="10pt" style:font-size-complex="10pt"/>
    </style:style>
    <style:style style:name="T269" style:parent-style-name="Fuentedepárrafopredeter." style:family="text">
      <style:text-properties style:font-name-asian="Times New Roman" fo:color="#000000" style:text-position="super 65%" fo:font-size="10pt" style:font-size-asian="10pt" style:font-size-complex="10pt"/>
    </style:style>
    <style:style style:name="TableCell270" style:family="table-cell">
      <style:table-cell-properties fo:border="0.0069in solid #000000" style:vertical-align="middle" fo:padding-top="0in" fo:padding-left="0.075in" fo:padding-bottom="0in" fo:padding-right="0.075in"/>
    </style:style>
    <style:style style:name="P271"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72" style:family="table-cell">
      <style:table-cell-properties fo:border="0.0069in solid #000000" style:vertical-align="middle" fo:padding-top="0in" fo:padding-left="0.075in" fo:padding-bottom="0in" fo:padding-right="0.075in"/>
    </style:style>
    <style:style style:name="P273"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74" style:family="table-cell">
      <style:table-cell-properties fo:border="0.0069in solid #000000" style:vertical-align="middle" fo:padding-top="0in" fo:padding-left="0.075in" fo:padding-bottom="0in" fo:padding-right="0.075in"/>
    </style:style>
    <style:style style:name="P275"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76" style:family="table-cell">
      <style:table-cell-properties fo:border="0.0069in solid #000000" style:vertical-align="middle" fo:padding-top="0in" fo:padding-left="0.075in" fo:padding-bottom="0in" fo:padding-right="0.075in"/>
    </style:style>
    <style:style style:name="P277"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78" style:family="table-row">
      <style:table-row-properties/>
    </style:style>
    <style:style style:name="TableCell279" style:family="table-cell">
      <style:table-cell-properties fo:border="0.0069in solid #000000" style:vertical-align="middle" fo:padding-top="0in" fo:padding-left="0.075in" fo:padding-bottom="0in" fo:padding-right="0.075in"/>
    </style:style>
    <style:style style:name="P280"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81" style:family="table-cell">
      <style:table-cell-properties fo:border="0.0069in solid #000000" style:vertical-align="middle" fo:padding-top="0in" fo:padding-left="0.075in" fo:padding-bottom="0in" fo:padding-right="0.075in"/>
    </style:style>
    <style:style style:name="P282"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83" style:family="table-cell">
      <style:table-cell-properties fo:border="0.0069in solid #000000" style:vertical-align="middle" fo:padding-top="0in" fo:padding-left="0.075in" fo:padding-bottom="0in" fo:padding-right="0.075in"/>
    </style:style>
    <style:style style:name="P284"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85" style:family="table-cell">
      <style:table-cell-properties fo:border="0.0069in solid #000000" style:vertical-align="middle" fo:padding-top="0in" fo:padding-left="0.075in" fo:padding-bottom="0in" fo:padding-right="0.075in"/>
    </style:style>
    <style:style style:name="P286"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Cell287" style:family="table-cell">
      <style:table-cell-properties fo:border="0.0069in solid #000000" style:vertical-align="middle" fo:padding-top="0in" fo:padding-left="0.075in" fo:padding-bottom="0in" fo:padding-right="0.075in"/>
    </style:style>
    <style:style style:name="P288" style:parent-style-name="Normal" style:family="paragraph">
      <style:paragraph-properties fo:text-align="center" fo:margin-bottom="0.1041in"/>
      <style:text-properties style:font-name-asian="Times New Roman" fo:color="#000000" fo:font-size="10pt" style:font-size-asian="10pt" style:font-size-complex="10pt"/>
    </style:style>
    <style:style style:name="TableRow289" style:family="table-row">
      <style:table-row-properties/>
    </style:style>
    <style:style style:name="TableCell290" style:family="table-cell">
      <style:table-cell-properties fo:border="0.0069in solid #000000" style:vertical-align="middle" fo:padding-top="0in" fo:padding-left="0.075in" fo:padding-bottom="0in" fo:padding-right="0.075in"/>
    </style:style>
    <style:style style:name="P291" style:parent-style-name="Normal" style:family="paragraph">
      <style:paragraph-properties fo:text-align="center" fo:margin-bottom="0.1041in"/>
    </style:style>
    <style:style style:name="T292" style:parent-style-name="Fuentedepárrafopredeter." style:family="text">
      <style:text-properties style:font-name-asian="Times New Roman" fo:color="#000000" style:text-position="super 65%" fo:font-size="10pt" style:font-size-asian="10pt" style:font-size-complex="10pt"/>
    </style:style>
    <style:style style:name="T293" style:parent-style-name="Fuentedepárrafopredeter." style:family="text">
      <style:text-properties style:font-name-asian="Times New Roman" fo:color="#000000" fo:font-size="10pt" style:font-size-asian="10pt" style:font-size-complex="10pt"/>
    </style:style>
    <style:style style:name="T294" style:parent-style-name="Fuentedepárrafopredeter." style:family="text">
      <style:text-properties style:font-name-asian="Times New Roman" fo:color="#000000" fo:font-size="10pt" style:font-size-asian="10pt" style:font-size-complex="10pt"/>
    </style:style>
    <style:style style:name="T295" style:parent-style-name="Fuentedepárrafopredeter." style:family="text">
      <style:text-properties style:font-name-asian="Times New Roman" fo:color="#000000" fo:font-size="10pt" style:font-size-asian="10pt" style:font-size-complex="10pt"/>
    </style:style>
    <style:style style:name="T296" style:parent-style-name="Fuentedepárrafopredeter." style:family="text">
      <style:text-properties style:font-name-asian="Times New Roman" fo:color="#000000" style:text-position="super 65%" fo:font-size="10pt" style:font-size-asian="10pt" style:font-size-complex="10pt"/>
    </style:style>
    <style:style style:name="T297" style:parent-style-name="Fuentedepárrafopredeter." style:family="text">
      <style:text-properties style:font-name-asian="Times New Roman" fo:color="#000000" fo:font-size="10pt" style:font-size-asian="10pt" style:font-size-complex="10pt"/>
    </style:style>
    <style:style style:name="T298" style:parent-style-name="Fuentedepárrafopredeter." style:family="text">
      <style:text-properties style:font-name-asian="Times New Roman" fo:color="#000000" fo:font-size="10pt" style:font-size-asian="10pt" style:font-size-complex="10pt"/>
    </style:style>
    <style:style style:name="T299" style:parent-style-name="Fuentedepárrafopredeter." style:family="text">
      <style:text-properties style:font-name-asian="Times New Roman" fo:color="#000000" fo:font-size="10pt" style:font-size-asian="10pt" style:font-size-complex="10pt"/>
    </style:style>
    <style:style style:name="T300" style:parent-style-name="Fuentedepárrafopredeter." style:family="text">
      <style:text-properties style:font-name-asian="Times New Roman" fo:color="#000000" style:text-position="super 65%" fo:font-size="10pt" style:font-size-asian="10pt" style:font-size-complex="10pt"/>
    </style:style>
    <style:style style:name="T301" style:parent-style-name="Fuentedepárrafopredeter." style:family="text">
      <style:text-properties style:font-name-asian="Times New Roman" fo:color="#000000" fo:font-size="10pt" style:font-size-asian="10pt" style:font-size-complex="10pt"/>
    </style:style>
    <style:style style:name="T302" style:parent-style-name="Fuentedepárrafopredeter." style:family="text">
      <style:text-properties style:font-name-asian="Times New Roman" fo:color="#000000" fo:font-size="10pt" style:font-size-asian="10pt" style:font-size-complex="10pt"/>
    </style:style>
    <style:style style:name="T303" style:parent-style-name="Fuentedepárrafopredeter." style:family="text">
      <style:text-properties style:font-name-asian="Times New Roman" fo:color="#000000" fo:font-size="10pt" style:font-size-asian="10pt" style:font-size-complex="10pt"/>
    </style:style>
    <style:style style:name="P304" style:parent-style-name="Normal" style:family="paragraph">
      <style:paragraph-properties fo:margin-top="0.1666in"/>
    </style:style>
    <style:style style:name="T305" style:parent-style-name="Fuentedepárrafopredeter." style:family="text">
      <style:text-properties style:font-name-asian="Times New Roman" fo:font-size="10pt" style:font-size-asian="10pt" style:font-size-complex="10pt"/>
    </style:style>
    <style:style style:name="T306" style:parent-style-name="Fuentedepárrafopredeter." style:family="text">
      <style:text-properties style:font-name-asian="Times New Roman" fo:font-size="10pt" style:font-size-asian="10pt" style:font-size-complex="10pt"/>
    </style:style>
    <style:style style:name="T307" style:parent-style-name="Fuentedepárrafopredeter." style:family="text">
      <style:text-properties style:font-name-asian="Times New Roman" fo:color="#000000" fo:font-size="10pt" style:font-size-asian="10pt" style:font-size-complex="10pt"/>
    </style:style>
    <style:style style:name="T308" style:parent-style-name="Fuentedepárrafopredeter." style:family="text">
      <style:text-properties style:font-name-asian="Times New Roman" fo:color="#000000" style:text-position="super 65%" fo:font-size="10pt" style:font-size-asian="10pt" style:font-size-complex="10pt"/>
    </style:style>
    <style:style style:name="T309" style:parent-style-name="Fuentedepárrafopredeter." style:family="text">
      <style:text-properties style:font-name-asian="Times New Roman" fo:font-size="10pt" style:font-size-asian="10pt" style:font-size-complex="10pt"/>
    </style:style>
    <style:style style:name="P310" style:parent-style-name="Normal" style:family="paragraph">
      <style:paragraph-properties fo:margin-top="0.1666in"/>
      <style:text-properties style:font-name-asian="Times New Roman" fo:font-size="10pt" style:font-size-asian="10pt" style:font-size-complex="10pt"/>
    </style:style>
    <style:style style:name="P311" style:parent-style-name="Párrafodelista" style:list-style-name="LFO1" style:family="paragraph">
      <style:paragraph-properties fo:text-align="justify" fo:margin-top="0.1666in"/>
      <style:text-properties style:font-name-asian="Times New Roman" fo:font-size="10pt" style:font-size-asian="10pt" style:font-size-complex="10pt"/>
    </style:style>
    <style:style style:name="P312" style:parent-style-name="Párrafodelista" style:list-style-name="LFO1" style:family="paragraph">
      <style:paragraph-properties fo:text-align="justify" fo:margin-top="0.1666in"/>
    </style:style>
    <style:style style:name="T313" style:parent-style-name="Fuentedepárrafopredeter." style:family="text">
      <style:text-properties style:font-name-asian="Times New Roman" fo:font-size="10pt" style:font-size-asian="10pt" style:font-size-complex="10pt"/>
    </style:style>
    <style:style style:name="T314" style:parent-style-name="Fuentedepárrafopredeter." style:family="text">
      <style:text-properties style:font-name-asian="Times New Roman" fo:font-size="10pt" style:font-size-asian="10pt" style:font-size-complex="10pt"/>
    </style:style>
    <style:style style:name="T315" style:parent-style-name="Fuentedepárrafopredeter." style:family="text">
      <style:text-properties style:font-name-asian="Times New Roman" fo:font-size="10pt" style:font-size-asian="10pt" style:font-size-complex="10pt"/>
    </style:style>
    <style:style style:name="T316" style:parent-style-name="Fuentedepárrafopredeter." style:family="text">
      <style:text-properties style:font-name-asian="Times New Roman" fo:font-size="10pt" style:font-size-asian="10pt" style:font-size-complex="10pt"/>
    </style:style>
    <style:style style:name="T317" style:parent-style-name="Fuentedepárrafopredeter." style:family="text">
      <style:text-properties style:font-name-asian="Times New Roman" fo:font-size="10pt" style:font-size-asian="10pt" style:font-size-complex="10pt"/>
    </style:style>
    <style:style style:name="T318" style:parent-style-name="Fuentedepárrafopredeter." style:family="text">
      <style:text-properties style:font-name-asian="Times New Roman" fo:font-size="10pt" style:font-size-asian="10pt" style:font-size-complex="10pt"/>
    </style:style>
    <style:style style:name="T319" style:parent-style-name="Fuentedepárrafopredeter." style:family="text">
      <style:text-properties style:font-name-asian="Times New Roman" fo:color="#000000" fo:font-size="10pt" style:font-size-asian="10pt" style:font-size-complex="10pt"/>
    </style:style>
    <style:style style:name="T320" style:parent-style-name="Fuentedepárrafopredeter." style:family="text">
      <style:text-properties style:font-name-asian="Times New Roman" fo:font-size="10pt" style:font-size-asian="10pt" style:font-size-complex="10pt"/>
    </style:style>
    <style:style style:name="T321" style:parent-style-name="Fuentedepárrafopredeter." style:family="text">
      <style:text-properties style:font-name-asian="Times New Roman" fo:font-size="10pt" style:font-size-asian="10pt" style:font-size-complex="10pt"/>
    </style:style>
    <style:style style:name="P322" style:parent-style-name="Normal" style:family="paragraph">
      <style:paragraph-properties fo:text-align="justify" fo:margin-top="0.1666in"/>
      <style:text-properties style:font-name-asian="Times New Roman" fo:font-size="10pt" style:font-size-asian="10pt" style:font-size-complex="10pt"/>
    </style:style>
    <style:style style:name="P323" style:parent-style-name="Normal" style:family="paragraph">
      <style:paragraph-properties fo:text-align="justify" fo:margin-top="0.1666in"/>
      <style:text-properties style:font-name-asian="Times New Roman" fo:font-size="10pt" style:font-size-asian="10pt" style:font-size-complex="10pt"/>
    </style:style>
    <style:style style:name="P324" style:parent-style-name="Párrafodelista" style:list-style-name="LFO2" style:family="paragraph">
      <style:paragraph-properties fo:text-align="justify" fo:margin-top="0.1666in"/>
      <style:text-properties style:font-name-asian="Times New Roman" fo:font-size="10pt" style:font-size-asian="10pt" style:font-size-complex="10pt"/>
    </style:style>
    <style:style style:name="P325" style:parent-style-name="Párrafodelista" style:list-style-name="LFO2" style:family="paragraph">
      <style:paragraph-properties fo:text-align="justify" fo:margin-top="0.1666in"/>
    </style:style>
    <style:style style:name="T326" style:parent-style-name="Fuentedepárrafopredeter." style:family="text">
      <style:text-properties style:font-name-asian="Times New Roman" fo:font-size="10pt" style:font-size-asian="10pt" style:font-size-complex="10pt"/>
    </style:style>
  </office:automatic-styles>
  <office:body>
    <office:text text:use-soft-page-breaks="true">
      <text:p text:style-name="P1">Tabla<text:s/>1. Correlaciones entre las variables</text:p>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ingreso</text:p>
          </table:table-cell>
          <table:table-cell table:style-name="TableCell15">
            <text:p text:style-name="P16">edad</text:p>
          </table:table-cell>
          <table:table-cell table:style-name="TableCell17">
            <text:p text:style-name="P18">escolaridad</text:p>
          </table:table-cell>
          <table:table-cell table:style-name="TableCell19">
            <text:p text:style-name="P20">educ_madre</text:p>
          </table:table-cell>
          <table:table-cell table:style-name="TableCell21">
            <text:p text:style-name="P22">educ_padre</text:p>
          </table:table-cell>
        </table:table-row>
        <table:table-row table:style-name="TableRow23">
          <table:table-cell table:style-name="TableCell24">
            <text:p text:style-name="P25">ingreso</text:p>
          </table:table-cell>
          <table:table-cell table:style-name="TableCell26">
            <text:p text:style-name="P27">1</text:p>
          </table:table-cell>
          <table:table-cell table:style-name="TableCell28">
            <text:p text:style-name="P29">-0,02</text:p>
          </table:table-cell>
          <table:table-cell table:style-name="TableCell30">
            <text:p text:style-name="P31">0,45</text:p>
          </table:table-cell>
          <table:table-cell table:style-name="TableCell32">
            <text:p text:style-name="P33">0,30</text:p>
          </table:table-cell>
          <table:table-cell table:style-name="TableCell34">
            <text:p text:style-name="P35">0,33</text:p>
          </table:table-cell>
        </table:table-row>
        <table:table-row table:style-name="TableRow36">
          <table:table-cell table:style-name="TableCell37">
            <text:p text:style-name="P38">edad</text:p>
          </table:table-cell>
          <table:table-cell table:style-name="TableCell39">
            <text:p text:style-name="P40">-0,02</text:p>
          </table:table-cell>
          <table:table-cell table:style-name="TableCell41">
            <text:p text:style-name="P42">1</text:p>
          </table:table-cell>
          <table:table-cell table:style-name="TableCell43">
            <text:p text:style-name="P44">-0,30</text:p>
          </table:table-cell>
          <table:table-cell table:style-name="TableCell45">
            <text:p text:style-name="P46">-0,36</text:p>
          </table:table-cell>
          <table:table-cell table:style-name="TableCell47">
            <text:p text:style-name="P48">-0,31</text:p>
          </table:table-cell>
        </table:table-row>
        <table:table-row table:style-name="TableRow49">
          <table:table-cell table:style-name="TableCell50">
            <text:p text:style-name="P51">escolaridad</text:p>
          </table:table-cell>
          <table:table-cell table:style-name="TableCell52">
            <text:p text:style-name="P53">0,45</text:p>
          </table:table-cell>
          <table:table-cell table:style-name="TableCell54">
            <text:p text:style-name="P55">-0,30</text:p>
          </table:table-cell>
          <table:table-cell table:style-name="TableCell56">
            <text:p text:style-name="P57">1</text:p>
          </table:table-cell>
          <table:table-cell table:style-name="TableCell58">
            <text:p text:style-name="P59">0,49</text:p>
          </table:table-cell>
          <table:table-cell table:style-name="TableCell60">
            <text:p text:style-name="P61">0,51</text:p>
          </table:table-cell>
        </table:table-row>
        <table:table-row table:style-name="TableRow62">
          <table:table-cell table:style-name="TableCell63">
            <text:p text:style-name="P64">educ_madre</text:p>
          </table:table-cell>
          <table:table-cell table:style-name="TableCell65">
            <text:p text:style-name="P66">0,30</text:p>
          </table:table-cell>
          <table:table-cell table:style-name="TableCell67">
            <text:p text:style-name="P68">-0,36</text:p>
          </table:table-cell>
          <table:table-cell table:style-name="TableCell69">
            <text:p text:style-name="P70">0,49</text:p>
          </table:table-cell>
          <table:table-cell table:style-name="TableCell71">
            <text:p text:style-name="P72">1</text:p>
          </table:table-cell>
          <table:table-cell table:style-name="TableCell73">
            <text:p text:style-name="P74">0,74</text:p>
          </table:table-cell>
        </table:table-row>
        <table:table-row table:style-name="TableRow75">
          <table:table-cell table:style-name="TableCell76">
            <text:p text:style-name="P77">educ_padre</text:p>
          </table:table-cell>
          <table:table-cell table:style-name="TableCell78">
            <text:p text:style-name="P79">0,33</text:p>
          </table:table-cell>
          <table:table-cell table:style-name="TableCell80">
            <text:p text:style-name="P81">-0,31</text:p>
          </table:table-cell>
          <table:table-cell table:style-name="TableCell82">
            <text:p text:style-name="P83">0,51</text:p>
          </table:table-cell>
          <table:table-cell table:style-name="TableCell84">
            <text:p text:style-name="P85">0,74</text:p>
          </table:table-cell>
          <table:table-cell table:style-name="TableCell86">
            <text:p text:style-name="P87">1</text:p>
          </table:table-cell>
        </table:table-row>
      </table:table>
      <text:p text:style-name="P88">En primer término, se observan correlaciones moderadas entre las variables independientes y la variable dependiente. Esto sería un primer indicador para repensar la especificación del modelo de relaciones entre variables.</text:p>
      <text:p text:style-name="P89">Un segundo elemento a destacar es la relación elevada entre tres de las variables independientes. El nivel de escolaridad de la persona entrevistada está bastante relacionado con el nivel educativo de la madre y del padre; asimismo, la más alta correlación se observa entre<text:s/>las variables que expresan el nivel educativo de la madre y del padre.</text:p>
      <text:p text:style-name="P90"/>
      <text:p text:style-name="P91"/>
      <text:p text:style-name="P92">Tabla 2.<text:s/>Comparación de los modelos especificados</text:p>
      <text:p text:style-name="P93"/>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Modelo 1</text:p>
          </table:table-cell>
          <table:table-cell table:style-name="TableCell105">
            <text:p text:style-name="P106">Modelo 2</text:p>
          </table:table-cell>
          <table:table-cell table:style-name="TableCell107">
            <text:p text:style-name="P108">Modelo 3</text:p>
          </table:table-cell>
          <table:table-cell table:style-name="TableCell109">
            <text:p text:style-name="P110">Modelo 4</text:p>
          </table:table-cell>
        </table:table-row>
        <table:table-row table:style-name="TableRow111">
          <table:table-cell table:style-name="TableCell112" table:number-rows-spanned="2">
            <text:p text:style-name="P113">Constante</text:p>
            <text:p text:style-name="P114"/>
          </table:table-cell>
          <table:table-cell table:style-name="TableCell115">
            <text:p text:style-name="P116"><text:span text:style-name="T117">-450.842,65</text:span><text:span text:style-name="T118">***</text:span></text:p>
          </table:table-cell>
          <table:table-cell table:style-name="TableCell119">
            <text:p text:style-name="P120"><text:span text:style-name="T121">-900.904,61</text:span><text:span text:style-name="T122">***</text:span></text:p>
          </table:table-cell>
          <table:table-cell table:style-name="TableCell123">
            <text:p text:style-name="P124"><text:span text:style-name="T125">-1.008.809,20</text:span><text:span text:style-name="T126">***</text:span></text:p>
          </table:table-cell>
          <table:table-cell table:style-name="TableCell127">
            <text:p text:style-name="P128"><text:span text:style-name="T129">-1.051.770,61</text:span><text:span text:style-name="T130">***</text:span></text:p>
          </table:table-cell>
        </table:table-row>
        <table:table-row table:style-name="TableRow131">
          <table:covered-table-cell>
            <text:p text:style-name="P132"/>
          </table:covered-table-cell>
          <table:table-cell table:style-name="TableCell133">
            <text:p text:style-name="P134">(16.047,50)</text:p>
          </table:table-cell>
          <table:table-cell table:style-name="TableCell135">
            <text:p text:style-name="P136">(28.732,28)</text:p>
          </table:table-cell>
          <table:table-cell table:style-name="TableCell137">
            <text:p text:style-name="P138">(28.735,27)</text:p>
          </table:table-cell>
          <table:table-cell table:style-name="TableCell139">
            <text:p text:style-name="P140">(29.112,04)</text:p>
          </table:table-cell>
        </table:table-row>
        <table:table-row table:style-name="TableRow141">
          <table:table-cell table:style-name="TableCell142" table:number-rows-spanned="2">
            <text:p text:style-name="P143">Escolaridad</text:p>
            <text:p text:style-name="P144"/>
          </table:table-cell>
          <table:table-cell table:style-name="TableCell145">
            <text:p text:style-name="P146"><text:span text:style-name="T147">88.573,59</text:span><text:span text:style-name="T148">***</text:span></text:p>
          </table:table-cell>
          <table:table-cell table:style-name="TableCell149">
            <text:p text:style-name="P150"><text:span text:style-name="T151">95.819,57</text:span><text:span text:style-name="T152">***</text:span></text:p>
          </table:table-cell>
          <table:table-cell table:style-name="TableCell153">
            <text:p text:style-name="P154"><text:span text:style-name="T155">80.617,49</text:span><text:span text:style-name="T156">***</text:span></text:p>
          </table:table-cell>
          <table:table-cell table:style-name="TableCell157">
            <text:p text:style-name="P158"><text:span text:style-name="T159">78.538</text:span><text:span text:style-name="T160">,59</text:span><text:span text:style-name="T161">***</text:span></text:p>
          </table:table-cell>
        </table:table-row>
        <table:table-row table:style-name="TableRow162">
          <table:covered-table-cell>
            <text:p text:style-name="P163"/>
          </table:covered-table-cell>
          <table:table-cell table:style-name="TableCell164">
            <text:p text:style-name="P165">(1.239,05)</text:p>
          </table:table-cell>
          <table:table-cell table:style-name="TableCell166">
            <text:p text:style-name="P167">(1.287,42)</text:p>
          </table:table-cell>
          <table:table-cell table:style-name="TableCell168">
            <text:p text:style-name="P169">(1.428,89)</text:p>
          </table:table-cell>
          <table:table-cell table:style-name="TableCell170">
            <text:p text:style-name="P171">(1.446,51)</text:p>
          </table:table-cell>
        </table:table-row>
        <table:table-row table:style-name="TableRow172">
          <table:table-cell table:style-name="TableCell173" table:number-rows-spanned="2">
            <text:p text:style-name="P174">Edad</text:p>
            <text:p text:style-name="P175"/>
          </table:table-cell>
          <table:table-cell table:style-name="TableCell176">
            <text:p text:style-name="P177">-</text:p>
          </table:table-cell>
          <table:table-cell table:style-name="TableCell178">
            <text:p text:style-name="P179"><text:span text:style-name="T180">7.875,89</text:span><text:span text:style-name="T181">***</text:span></text:p>
          </table:table-cell>
          <table:table-cell table:style-name="TableCell182">
            <text:p text:style-name="P183"><text:span text:style-name="T184">9.734,57</text:span><text:span text:style-name="T185">***</text:span></text:p>
          </table:table-cell>
          <table:table-cell table:style-name="TableCell186">
            <text:p text:style-name="P187"><text:span text:style-name="T188">10.393,38</text:span><text:span text:style-name="T189">***</text:span></text:p>
          </table:table-cell>
        </table:table-row>
        <table:table-row table:style-name="TableRow190">
          <table:covered-table-cell>
            <text:p text:style-name="P191"/>
          </table:covered-table-cell>
          <table:table-cell table:style-name="TableCell192">
            <text:p text:style-name="P193">-</text:p>
          </table:table-cell>
          <table:table-cell table:style-name="TableCell194">
            <text:p text:style-name="P195">(418,68)</text:p>
          </table:table-cell>
          <table:table-cell table:style-name="TableCell196">
            <text:p text:style-name="P197">(420,89)</text:p>
          </table:table-cell>
          <table:table-cell table:style-name="TableCell198">
            <text:p text:style-name="P199">(427,00)</text:p>
          </table:table-cell>
        </table:table-row>
        <table:table-row table:style-name="TableRow200">
          <table:table-cell table:style-name="TableCell201" table:number-rows-spanned="2">
            <text:p text:style-name="P202">Educación padre</text:p>
            <text:p text:style-name="P203"/>
          </table:table-cell>
          <table:table-cell table:style-name="TableCell204">
            <text:p text:style-name="P205">-</text:p>
          </table:table-cell>
          <table:table-cell table:style-name="TableCell206">
            <text:p text:style-name="P207">-</text:p>
          </table:table-cell>
          <table:table-cell table:style-name="TableCell208">
            <text:p text:style-name="P209"><text:span text:style-name="T210">54.872,67</text:span><text:span text:style-name="T211">***</text:span></text:p>
          </table:table-cell>
          <table:table-cell table:style-name="TableCell212">
            <text:p text:style-name="P213"><text:span text:style-name="T214">38.309,31</text:span><text:span text:style-name="T215">***</text:span></text:p>
          </table:table-cell>
        </table:table-row>
        <table:table-row table:style-name="TableRow216">
          <table:covered-table-cell>
            <text:p text:style-name="P217"/>
          </table:covered-table-cell>
          <table:table-cell table:style-name="TableCell218">
            <text:p text:style-name="P219">-</text:p>
          </table:table-cell>
          <table:table-cell table:style-name="TableCell220">
            <text:p text:style-name="P221">-</text:p>
          </table:table-cell>
          <table:table-cell table:style-name="TableCell222">
            <text:p text:style-name="P223">(2.359,10)</text:p>
          </table:table-cell>
          <table:table-cell table:style-name="TableCell224">
            <text:p text:style-name="P225">(3.037,59)</text:p>
          </table:table-cell>
        </table:table-row>
        <table:table-row table:style-name="TableRow226">
          <table:table-cell table:style-name="TableCell227" table:number-rows-spanned="2">
            <text:p text:style-name="P228">Educación madre</text:p>
            <text:p text:style-name="P229"/>
          </table:table-cell>
          <table:table-cell table:style-name="TableCell230">
            <text:p text:style-name="P231">-</text:p>
          </table:table-cell>
          <table:table-cell table:style-name="TableCell232">
            <text:p text:style-name="P233">-</text:p>
          </table:table-cell>
          <table:table-cell table:style-name="TableCell234">
            <text:p text:style-name="P235">-</text:p>
          </table:table-cell>
          <table:table-cell table:style-name="TableCell236">
            <text:p text:style-name="P237"><text:span text:style-name="T238">28</text:span><text:span text:style-name="T239">.</text:span><text:span text:style-name="T240">169,75</text:span><text:span text:style-name="T241">***</text:span></text:p>
          </table:table-cell>
        </table:table-row>
        <table:table-row table:style-name="TableRow242">
          <table:covered-table-cell>
            <text:p text:style-name="P243"/>
          </table:covered-table-cell>
          <table:table-cell table:style-name="TableCell244">
            <text:p text:style-name="P245">-</text:p>
          </table:table-cell>
          <table:table-cell table:style-name="TableCell246">
            <text:p text:style-name="P247">-</text:p>
          </table:table-cell>
          <table:table-cell table:style-name="TableCell248">
            <text:p text:style-name="P249">-</text:p>
          </table:table-cell>
          <table:table-cell table:style-name="TableCell250">
            <text:p text:style-name="P251">(3.263,29)</text:p>
          </table:table-cell>
        </table:table-row>
        <table:table-row table:style-name="TableRow252">
          <table:table-cell table:style-name="TableCell253">
            <text:p text:style-name="P254"><text:span text:style-name="T255">R</text:span><text:span text:style-name="T256">2</text:span></text:p>
          </table:table-cell>
          <table:table-cell table:style-name="TableCell257">
            <text:p text:style-name="P258">0,20</text:p>
          </table:table-cell>
          <table:table-cell table:style-name="TableCell259">
            <text:p text:style-name="P260">0,21</text:p>
          </table:table-cell>
          <table:table-cell table:style-name="TableCell261">
            <text:p text:style-name="P262">0,23</text:p>
          </table:table-cell>
          <table:table-cell table:style-name="TableCell263">
            <text:p text:style-name="P264">0,24</text:p>
          </table:table-cell>
        </table:table-row>
        <table:table-row table:style-name="TableRow265">
          <table:table-cell table:style-name="TableCell266">
            <text:p text:style-name="P267"><text:span text:style-name="T268">Adj. R</text:span><text:span text:style-name="T269">2</text:span></text:p>
          </table:table-cell>
          <table:table-cell table:style-name="TableCell270">
            <text:p text:style-name="P271">0,20</text:p>
          </table:table-cell>
          <table:table-cell table:style-name="TableCell272">
            <text:p text:style-name="P273">0,21</text:p>
          </table:table-cell>
          <table:table-cell table:style-name="TableCell274">
            <text:p text:style-name="P275">0,23</text:p>
          </table:table-cell>
          <table:table-cell table:style-name="TableCell276">
            <text:p text:style-name="P277">0,24</text:p>
          </table:table-cell>
        </table:table-row>
        <table:table-row table:style-name="TableRow278">
          <table:table-cell table:style-name="TableCell279">
            <text:p text:style-name="P280">Num. obs.</text:p>
          </table:table-cell>
          <table:table-cell table:style-name="TableCell281">
            <text:p text:style-name="P282">20.345</text:p>
          </table:table-cell>
          <table:table-cell table:style-name="TableCell283">
            <text:p text:style-name="P284">20.345</text:p>
          </table:table-cell>
          <table:table-cell table:style-name="TableCell285">
            <text:p text:style-name="P286">20.345</text:p>
          </table:table-cell>
          <table:table-cell table:style-name="TableCell287">
            <text:p text:style-name="P288">20.345</text:p>
          </table:table-cell>
        </table:table-row>
        <table:table-row table:style-name="TableRow289">
          <table:table-cell table:style-name="TableCell290" table:number-columns-spanned="5">
            <text:p text:style-name="P291"><text:span text:style-name="T292">***</text:span><text:span text:style-name="T293">p &lt; 0</text:span><text:span text:style-name="T294">,</text:span><text:span text:style-name="T295">001;<text:s/></text:span><text:span text:style-name="T296">**</text:span><text:span text:style-name="T297">p &lt; 0</text:span><text:span text:style-name="T298">,</text:span><text:span text:style-name="T299">01;<text:s/></text:span><text:span text:style-name="T300">*</text:span><text:span text:style-name="T301">p &lt; 0</text:span><text:span text:style-name="T302">,</text:span><text:span text:style-name="T303">05</text:span></text:p>
          </table:table-cell>
          <table:covered-table-cell/>
          <table:covered-table-cell/>
          <table:covered-table-cell/>
          <table:covered-table-cell/>
        </table:table-row>
      </table:table>
      <text:p text:style-name="P304"><text:span text:style-name="T305">Un primer elemento relevante es la poca capacidad explicativa que tienen las diferentes variantes del modelo. Se parte con sólo un 20% de varianza explicada, y se logra solamente un 24% en la versión con</text:span><text:span text:style-name="T306"><text:s/>la mayor cantidad de variables (</text:span><text:span text:style-name="T307">R</text:span><text:span text:style-name="T308">2</text:span><text:span text:style-name="T309"><text:s/>ajustada).</text:span></text:p>
      <text:p text:style-name="P310">Un segundo elemento relevante es la significatividad estadística de todos los coeficientes estimados, en todos los modelos.</text:p>
      <text:soft-page-break/>
      <text:list text:style-name="LFO1" text:continue-numbering="true">
        <text:list-item>
          <text:p text:style-name="P311">Por cada año adicional de escolaridad, el ingreso aumenta en promedio en $78.538, controlando por la edad de la persona, la educación del padre y la educación de la madre. Este efecto es significativo al 99% de confianza, por lo que podemos inferir que la escolaridad se asocia positivamente a los ingresos por trabajo de la ocupación en la población de chilenos/as.<text:s/></text:p>
        </text:list-item>
        <text:list-item>
          <text:p text:style-name="P312"><text:span text:style-name="T313">La escolaridad</text:span><text:span text:style-name="T314"><text:s/>de las personas tiene un efecto positivo y significativo en el ingreso<text:s/></text:span><text:span text:style-name="T315">derivado de la ocupación principal</text:span><text:span text:style-name="T316">,</text:span><text:span text:style-name="T317"><text:s/>controlando por la edad de la persona, la educación del padre y la educación de la madre<text:s/></text:span><text:span text:style-name="T318"><text:s/>(β=</text:span><text:span text:style-name="T319">78.538,59</text:span><text:span text:style-name="T320">; p&lt;0,01)</text:span><text:span text:style-name="T321">.</text:span></text:p>
        </text:list-item>
      </text:list>
      <text:p text:style-name="P322">Un tercer elemento relevante es más analítico. ¿Es la especificación de las variables indicadas suficiente para explicar la variabilidad del ingreso en Chile? Parece que no, seguramente estamos dejando elementos afuera del modelo.<text:s/></text:p>
      <text:p text:style-name="P323">Notas:<text:s/></text:p>
      <text:list text:style-name="LFO2" text:continue-numbering="true">
        <text:list-item>
          <text:p text:style-name="P324">El estadístico F que se observa en los otros resultados indica una prueba de hipótesis sobre<text:s/>la disminución de la suma de los términos del error, busca determinar si esta disminución es o no significativa.</text:p>
        </text:list-item>
        <text:list-item>
          <text:p text:style-name="P325"><text:span text:style-name="T326">El elemento que se encuentra entre paréntesis en la tabla es el valor de la prueba T, de significación estadística de cada coeficien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ymbol" svg:font-family="Symbol" style:font-family-generic="system" style:font-pitch="variable" svg:panose-1="5 5 1 2 1 7 6 2 5 7"/>
    <style:font-face style:name="Courier New" svg:font-family="Courier New" style:font-family-generic="modern" style:font-pitch="fixed" svg:panose-1="2 7 3 9 2 2 5 2 4 4"/>
    <style:font-face style:name="Bookshelf Symbol 7" style:font-charset="x-symbol" svg:font-family="Bookshelf Symbol 7" style:font-family-generic="system" style:font-pitch="variable" svg:panose-1="5 1 1 1 1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CL" style:language-asian="es" style:country-asian="CL" style:language-complex="ar" style:country-complex="SA" style:text-combine="none" fo:hyphenate="true"/>
    </style:default-style>
    <style:style style:name="Normal" style:display-name="Normal" style:family="paragraph">
      <style:text-properties style:font-name-asian="Times New Roman" fo:font-size="12pt" style:font-size-asian="12pt" style:font-size-complex="12pt"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Bookshelf Symbol 7"/>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Bookshelf Symbol 7"/>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Bookshelf Symbol 7"/>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Bookshelf Symbol 7"/>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Bookshelf Symbol 7"/>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Bookshelf Symbol 7"/>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felipe ruiz</meta:initial-creator>
    <dc:creator>felipe ruiz</dc:creator>
    <meta:creation-date>2020-06-23T19:35:00Z</meta:creation-date>
    <dc:date>2020-06-23T21:22:00Z</dc:date>
    <meta:template xlink:href="Normal.dotm" xlink:type="simple"/>
    <meta:editing-cycles>6</meta:editing-cycles>
    <meta:editing-duration>PT6420S</meta:editing-duration>
    <meta:document-statistic meta:page-count="2" meta:paragraph-count="6" meta:word-count="470" meta:character-count="3050" meta:row-count="21" meta:non-whitespace-character-count="2586"/>
  </office:meta>
</office:document-meta>
</file>